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2.84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cm" fo:margin-right="0cm" fo:text-align="start" fo:text-indent="0cm"/>
    </style:style>
    <style:style style:name="T1" style:family="text">
      <style:text-properties fo:font-size="32pt"/>
    </style:style>
    <style:style style:name="T2"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hat is Docker?</text:p>
          </draw:text-box>
        </draw:frame>
        <draw:frame presentation:style-name="pr2" draw:text-style-name="P2" draw:layer="layout" svg:width="25.199cm" svg:height="13.859cm" svg:x="1.4cm" svg:y="4.914cm" presentation:class="subtitle" presentation:user-transformed="true">
          <draw:text-box>
            <text:p text:style-name="P1"><text:span text:style-name="T1"/></text:p>
            <text:p text:style-name="P1"><text:span text:style-name="T2">Docker is a tool designed to make it easier to create, deploy, and run applications by using containers. Containers allow a developer to package up an application with all of the parts it needs, such as libraries and other dependencies, and ship it all out as one package. The application will run on any other machine regardless of any customized settings that machine might have that could differ from the machine used for writing and testing the code.</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Benefits of Docker</text:p>
          </draw:text-box>
        </draw:frame>
        <draw:frame presentation:style-name="pr5" draw:layer="layout" svg:width="25.199cm" svg:height="14.311cm" svg:x="1.001cm" svg:y="4.3cm" presentation:class="outline" presentation:user-transformed="true">
          <draw:text-box>
            <text:list text:style-name="L2">
              <text:list-item>
                <text:p>Separation of concerns</text:p>
                <text:list>
                  <text:list-item>
                    <text:p>Developers focus on building their apps</text:p>
                  </text:list-item>
                  <text:list-item>
                    <text:p>Sys Admins focus on deployment</text:p>
                  </text:list-item>
                </text:list>
              </text:list-item>
              <text:list-item>
                <text:p>Fast development cycle</text:p>
              </text:list-item>
              <text:list-item>
                <text:p>Application portability</text:p>
                <text:list>
                  <text:list-item>
                    <text:p>Build in one environment, ship to another</text:p>
                  </text:list-item>
                </text:list>
              </text:list-item>
              <text:list-item>
                <text:p>Scalability</text:p>
                <text:list>
                  <text:list-item>
                    <text:p>Easily spin up new containers if needed</text:p>
                  </text:list-item>
                </text:list>
              </text:list-item>
              <text:list-item>
                <text:p>Run more apps on one host machine</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layer="layout" svg:width="25.199cm" svg:height="3.506cm" svg:x="1.4cm" svg:y="0.837cm" presentation:class="title">
          <draw:text-box>
            <text:p>Benefits to UI</text:p>
          </draw:text-box>
        </draw:frame>
        <draw:frame presentation:style-name="pr2" draw:text-style-name="P3" draw:layer="layout" svg:width="25.199cm" svg:height="13.859cm" svg:x="1.4cm" svg:y="4.914cm" presentation:class="subtitle" presentation:user-transformed="true">
          <draw:text-box>
            <text:list text:style-name="L1">
              <text:list-item>
                <text:p text:style-name="P3">Easy installation</text:p>
              </text:list-item>
              <text:list-item>
                <text:p text:style-name="P3">Less hassle of running servers </text:p>
              </text:list-item>
              <text:list-item>
                <text:p text:style-name="P3">Single file maintenance</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user-transformed="true">
            <draw:text-box>
              <text:p>Docker’s simplistic Dockerfiles and fast build times including inheritable build images appear to be giving it a dominant position in the development ecosystem</text:p>
              <text:p/>
              <text:p>One of the big advantages of using containers in general is that you can keep your environments (whether that’s dev, test, staging, prod or even another developer’s machine) the same, which helps in tracking down those “prod only” bugs. </text:p>
            </draw:text-box>
          </draw:frame>
        </presentation:notes>
      </draw:page>
      <draw:page draw:name="page4" draw:style-name="dp1" draw:master-page-name="Default">
        <draw:frame draw:style-name="gr2" draw:layer="layout" svg:width="14.798cm" svg:height="3.095cm" svg:x="6.622cm" svg:y="10.011cm">
          <draw:text-box>
            <text:p>Install Docker from <text:a xlink:href="https://docs.docker.com/docker-for-mac/install/">https://docs.docker.com/docker-for-mac/install/</text:a></text:p>
            <text:p/>
            <text:p>https://github.com/DEV3L/docker-node-js-webpack</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user-transformed="true">
            <draw:text-box>
              <text:p>https://hub.docker.com/_/node/</text:p>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3.859cm" svg:x="1.4cm" svg:y="4.914cm" presentation:class="subtitle">
          <draw:text-box>
            <text:p>Node.js</text:p>
            <text:p>Docker</text:p>
            <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user-transformed="true">
            <draw:text-box>
              <text:p>$ docker ps</text:p>
              <text:p>$ docker run -d -p 80:80 –name webserver <text:s/>nginx</text:p>
              <text:p>$ docker – p Publish a container’s port(s) to the host</text:p>
              <text:p>$ docker – d run container in background</text:p>
              <text:p>$ docker </text:p>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59cm" svg:x="1.4cm" svg:y="4.914cm" presentation:class="outline">
          <draw:text-box>
            <text:list text:style-name="L2">
              <text:list-item>
                <text:p>Docker compose build</text:p>
                <text:list>
                  <text:list-item>
                    <text:p>Create image for Virtual machine </text:p>
                  </text:list-item>
                  <text:list-item>
                    <text:p>Then you can install npm modules and start the server </text:p>
                  </text:list-item>
                  <text:list-item>
                    <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5-10T10:28:04</meta:creation-date>
    <meta:editing-duration>P34DT2H35M14S</meta:editing-duration>
    <meta:editing-cycles>10</meta:editing-cycles>
    <dc:date>2017-06-20T15:34:28</dc:date>
    <meta:generator>OpenOffice/4.1.3$Unix OpenOffice.org_project/413m1$Build-9783</meta:generator>
    <meta:document-statistic meta:object-count="44"/>
  </office:meta>
</office:document-meta>
</file>